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210000016F4C4A4E2C81E09BCE.png" manifest:media-type="image/png"/>
  <manifest:file-entry manifest:full-path="Pictures/10000201000003230000003DB8E79FC3036000E6.png" manifest:media-type="image/png"/>
  <manifest:file-entry manifest:full-path="Pictures/100002010000019D000001CDCC19FED5FD1EC904.png" manifest:media-type="image/png"/>
  <manifest:file-entry manifest:full-path="Pictures/10000201000003210000003B7AB65B7896C0DA6E.png" manifest:media-type="image/png"/>
  <manifest:file-entry manifest:full-path="Pictures/10000201000002A600000156EB2DDC32177D7069.png" manifest:media-type="image/png"/>
  <manifest:file-entry manifest:full-path="Pictures/100002010000032000000124562B020B67FAEB8B.png" manifest:media-type="image/png"/>
  <manifest:file-entry manifest:full-path="Pictures/100002010000032100000056177CB5829BE53225.png" manifest:media-type="image/png"/>
  <manifest:file-entry manifest:full-path="Pictures/100002010000032100000146C29BBE0C812A2E3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as-char" svg:width="10.927cm" svg:height="12.197cm" draw:z-index="0"><draw:image xlink:href="Pictures/100002010000019D000001CDCC19FED5FD1EC904.png" xlink:type="simple" xlink:show="embed" xlink:actuate="onLoad" loext:mime-type="image/png"/></draw:frame></text:p>
      <text:p text:style-name="Standard"/>
      <text:p text:style-name="Standard"><draw:frame draw:style-name="fr2" draw:name="Imagen2" text:anchor-type="as-char" svg:width="17.59cm" svg:height="8.872cm" draw:z-index="1"><draw:image xlink:href="Pictures/10000201000002A600000156EB2DDC32177D7069.png" xlink:type="simple" xlink:show="embed" xlink:actuate="onLoad" loext:mime-type="image/png"/></draw:frame></text:p>
      <text:p text:style-name="Standard"/>
      <text:p text:style-name="Standard"><text:soft-page-break/><draw:frame draw:style-name="fr2" draw:name="Imagen3" text:anchor-type="as-char" svg:width="17.59cm" svg:height="6.419cm" draw:z-index="2"><draw:image xlink:href="Pictures/100002010000032000000124562B020B67FAEB8B.png" xlink:type="simple" xlink:show="embed" xlink:actuate="onLoad" loext:mime-type="image/png"/></draw:frame></text:p>
      <text:p text:style-name="Standard"/>
      <text:p text:style-name="Standard"><draw:frame draw:style-name="fr2" draw:name="Imagen4" text:anchor-type="as-char" svg:width="17.59cm" svg:height="1.887cm" draw:z-index="3"><draw:image xlink:href="Pictures/100002010000032100000056177CB5829BE53225.png" xlink:type="simple" xlink:show="embed" xlink:actuate="onLoad" loext:mime-type="image/png"/></draw:frame></text:p>
      <text:p text:style-name="Standard"/>
      <text:p text:style-name="Standard"><draw:frame draw:style-name="fr2" draw:name="Imagen5" text:anchor-type="as-char" svg:width="17.59cm" svg:height="1.335cm" draw:z-index="4"><draw:image xlink:href="Pictures/10000201000003230000003DB8E79FC3036000E6.png" xlink:type="simple" xlink:show="embed" xlink:actuate="onLoad" loext:mime-type="image/png"/></draw:frame></text:p>
      <text:p text:style-name="Standard"/>
      <text:p text:style-name="Standard"><draw:frame draw:style-name="fr2" draw:name="Imagen6" text:anchor-type="as-char" svg:width="17.59cm" svg:height="1.295cm" draw:z-index="5"><draw:image xlink:href="Pictures/10000201000003210000003B7AB65B7896C0DA6E.png" xlink:type="simple" xlink:show="embed" xlink:actuate="onLoad" loext:mime-type="image/png"/></draw:frame></text:p>
      <text:p text:style-name="Standard"/>
      <text:p text:style-name="Standard"><draw:frame draw:style-name="fr2" draw:name="Imagen7" text:anchor-type="as-char" svg:width="17.59cm" svg:height="7.156cm" draw:z-index="6"><draw:image xlink:href="Pictures/100002010000032100000146C29BBE0C812A2E3D.png" xlink:type="simple" xlink:show="embed" xlink:actuate="onLoad" loext:mime-type="image/png"/></draw:frame></text:p>
      <text:p text:style-name="Standard"/>
      <text:p text:style-name="Standard"><text:soft-page-break/><draw:frame draw:style-name="fr2" draw:name="Imagen8" text:anchor-type="as-char" svg:width="17.59cm" svg:height="8.057cm" draw:z-index="7"><draw:image xlink:href="Pictures/10000201000003210000016F4C4A4E2C81E09BC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12-09T19:11:35.094000000</dc:date>
    <meta:editing-duration>PT1M43S</meta:editing-duration>
    <meta:editing-cycles>1</meta:editing-cycles>
    <meta:document-statistic meta:table-count="0" meta:image-count="8" meta:object-count="0" meta:page-count="3" meta:paragraph-count="8" meta:word-count="0" meta:character-count="0" meta:non-whitespace-character-count="0"/>
  </office:meta>
</office:document-meta>
</file>